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00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Segoe UI1" fo:font-size="26pt" fo:text-shadow="1pt 1pt" fo:font-weight="bold" style:font-size-asian="20pt" style:font-weight-asian="bold" style:font-size-complex="20pt" style:font-weight-complex="bold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ffffff" style:text-position="super 58%" style:font-name="Segoe UI" fo:font-size="32pt" fo:text-shadow="1pt 1pt" fo:font-weight="normal" style:font-size-asian="32pt" style:font-weight-asian="normal" style:font-size-complex="32pt" style:font-weight-complex="normal"/>
    </style:style>
    <style:style style:name="T4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5" style:family="text">
      <style:text-properties fo:color="#ffffff" style:text-position="0% 100%" style:font-name="Segoe UI" fo:font-size="32pt" fo:text-shadow="1pt 1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2.774cm" svg:x="1.27cm" svg:y="0.254cm">
          <draw:text-box>
            <text:p text:style-name="P1"><text:span text:style-name="T1">Holy Gospel</text:span></text:p>
            <text:p text:style-name="P1"><text:span text:style-name="T2">John 10:22–30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5.146cm" svg:height="6.263cm" svg:x="1.27cm" svg:y="0.254cm">
          <draw:text-box>
            <text:p text:style-name="P4"><text:span text:style-name="T3">22</text:span><text:span text:style-name="T4">At that time the Feast of Dedication took place at Jerusalem. It was winter, </text:span><text:span text:style-name="T3">23</text:span><text:span text:style-name="T4">and Jesus was walking in the temple, in the colonnade of Solomo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5" draw:layer="layout" svg:width="25.146cm" svg:height="7.766cm" svg:x="1.27cm" svg:y="0.254cm">
          <draw:text-box>
            <text:p text:style-name="P4"><text:span text:style-name="T3">24</text:span><text:span text:style-name="T4">So the Jews gathered around him and said to him, “How long will you keep us in suspense? If you are the Christ, tell us plainly.” </text:span><text:span text:style-name="T3">25</text:span><text:span text:style-name="T4">Jesus answered them, “I told you, and you do not believ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2" draw:layer="layout" svg:width="25.146cm" svg:height="7.766cm" svg:x="1.27cm" svg:y="0.254cm">
          <draw:text-box>
            <text:p text:style-name="P4"><text:span text:style-name="T4">The works that I do in my Father’s name bear witness about me, </text:span><text:span text:style-name="T3">26</text:span><text:span text:style-name="T4">but you do not believe because you are not part of my flock. </text:span><text:span text:style-name="T3">27</text:span><text:span text:style-name="T4">My sheep hear my voice, and I know them, and they follow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2" draw:layer="layout" svg:width="25.146cm" svg:height="6.263cm" svg:x="1.27cm" svg:y="0.254cm">
          <draw:text-box>
            <text:p text:style-name="P4"><text:span text:style-name="T3">28</text:span><text:span text:style-name="T4">I give them eternal life, and they will never perish, and no one will snatch them out of my hand. </text:span><text:span text:style-name="T3">29</text:span><text:span text:style-name="T4">My Father, who has given them to me, is greater than all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" draw:text-style-name="P2" draw:layer="layout" svg:width="25.146cm" svg:height="3.257cm" svg:x="1.27cm" svg:y="0.254cm">
          <draw:text-box>
            <text:p text:style-name="P4"><text:span text:style-name="T5">and no one is able to snatch them out of the Father’s hand. </text:span><text:span text:style-name="T3">30</text:span><text:span text:style-name="T4">I and the Father are one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4T19:00:40.005000000</meta:creation-date>
    <dc:date>2016-04-15T12:15:07.674000000</dc:date>
    <meta:editing-duration>PT44M1S</meta:editing-duration>
    <meta:editing-cycles>3</meta:editing-cycles>
    <meta:generator>LibreOffice/5.1.1.3$Windows_X86_64 LibreOffice_project/89f508ef3ecebd2cfb8e1def0f0ba9a803b88a6d</meta:generator>
    <meta:document-statistic meta:object-count="39"/>
  </office:meta>
</office:document-meta>
</file>